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c4014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99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80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7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40404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99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6600cc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99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aaaaaa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2979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86ffe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634222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6e168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7" table:number-rows-spanned="1">
            <text:p>Label – Colour – Id Mapping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Label I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olour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Remapped Label Id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 office:value-type="string" calcext:value-type="string">
            <text:p>di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gra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style-name="ce8"/>
          <table:table-cell office:value-type="string" calcext:value-type="string">
            <text:p>po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style-name="ce9"/>
          <table:table-cell office:value-type="string" calcext:value-type="string">
            <text:p>wa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"/>
          <table:table-cell office:value-type="string" calcext:value-type="string">
            <text:p>sk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vehic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12"/>
          <table:table-cell office:value-type="string" calcext:value-type="string">
            <text:p>obje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4" calcext:value-type="float">
            <text:p>64</text:p>
          </table:table-cell>
          <table:table-cell table:style-name="ce13"/>
          <table:table-cell office:value-type="string" calcext:value-type="string">
            <text:p>asphal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bui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/>
          <table:table-cell office:value-type="string" calcext:value-type="string">
            <text:p>lo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255" calcext:value-type="float">
            <text:p>255</text:p>
          </table:table-cell>
          <table:table-cell table:style-name="ce16"/>
          <table:table-cell office:value-type="string" calcext:value-type="string">
            <text:p>pers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style-name="ce17"/>
          <table:table-cell office:value-type="string" calcext:value-type="string">
            <text:p>fenc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 table:style-name="ce18"/>
          <table:table-cell office:value-type="string" calcext:value-type="string">
            <text:p>bus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70" calcext:value-type="float">
            <text:p>170</text:p>
          </table:table-cell>
          <table:table-cell table:style-name="ce19"/>
          <table:table-cell office:value-type="string" calcext:value-type="string">
            <text:p>concre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barri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table:style-name="ce21"/>
          <table:table-cell office:value-type="string" calcext:value-type="string">
            <text:p>pudd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style-name="ce22"/>
          <table:table-cell office:value-type="string" calcext:value-type="string">
            <text:p>mu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table:style-name="ce23"/>
          <table:table-cell office:value-type="string" calcext:value-type="string">
            <text:p>rubble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7:58:53.508682567</meta:creation-date>
    <dc:date>2024-09-20T20:35:23.575272075</dc:date>
    <meta:editing-duration>PT7M52S</meta:editing-duration>
    <meta:editing-cycles>2</meta:editing-cycles>
    <meta:generator>LibreOffice/24.2.5.2$Linux_X86_64 LibreOffice_project/420$Build-2</meta:generator>
    <meta:document-statistic meta:table-count="1" meta:cell-count="128" meta:object-count="0"/>
  </office:meta>
</office:document-meta>
</file>